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d610c" officeooo:paragraph-rsid="000d610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rsid="000b6358" officeooo:paragraph-rsid="000b6358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26pt" officeooo:rsid="000b6358" officeooo:paragraph-rsid="000b635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2pt" officeooo:rsid="000b6358" officeooo:paragraph-rsid="000b6358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th planning using reinforcement learning</text:p>
      <text:p text:style-name="P3"/>
      <text:p text:style-name="P4">Luka Cerovć, Lazar Lukić</text:p>
      <text:p text:style-name="P4"/>
      <text:p text:style-name="P4"/>
      <text:h text:style-name="Heading_20_1" text:outline-level="1">Problem koji treba rešiti</text:h>
      <text:p text:style-name="Text_20_body"/>
      <text:p text:style-name="P1">Problem koji rešavamo porazumeva mašinu koja treba da se krece kroz dati prostor za skladištenje, da pokupi neku kutiju i da je odnese na zadato mest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3:14:48.826624838</meta:creation-date>
    <dc:date>2021-12-25T13:42:22.818901999</dc:date>
    <meta:editing-duration>PT17M2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9" meta:character-count="242" meta:non-whitespace-character-count="207"/>
  </office:meta>
</office:document-meta>
</file>